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4pt" style:text-underline-style="solid" style:text-underline-width="auto" style:text-underline-color="font-color" officeooo:rsid="00097411" officeooo:paragraph-rsid="000c1980" style:font-size-asian="24pt" style:font-size-complex="24pt"/>
    </style:style>
    <style:style style:name="P2" style:family="paragraph" style:parent-style-name="Standard" style:list-style-name="L13">
      <style:paragraph-properties fo:text-align="start" style:justify-single-word="false"/>
      <style:text-properties fo:font-size="24pt" style:text-underline-style="solid" style:text-underline-width="auto" style:text-underline-color="font-color" officeooo:rsid="00097411" officeooo:paragraph-rsid="000c1980" style:font-size-asian="24pt" style:font-size-complex="24pt"/>
    </style:style>
    <style:style style:name="P3" style:family="paragraph" style:parent-style-name="Standard">
      <style:paragraph-properties fo:text-align="start" style:justify-single-word="false"/>
      <style:text-properties fo:color="#ce181e" fo:font-size="20pt" style:text-underline-style="solid" style:text-underline-width="auto" style:text-underline-color="font-color" officeooo:rsid="00097411" officeooo:paragraph-rsid="00097411" style:font-size-asian="17.5pt" style:font-size-complex="20pt"/>
    </style:style>
    <style:style style:name="P4" style:family="paragraph" style:parent-style-name="Standard" style:list-style-name="L2">
      <style:paragraph-properties fo:text-align="start" style:justify-single-word="false"/>
      <style:text-properties fo:color="#ce181e" fo:font-size="20pt" fo:font-style="normal" style:text-underline-style="solid" style:text-underline-width="auto" style:text-underline-color="font-color" officeooo:rsid="000b8ba5" officeooo:paragraph-rsid="000b8ba5" style:font-size-asian="17.5pt" style:font-style-asian="normal" style:font-size-complex="20pt" style:font-style-complex="normal"/>
    </style:style>
    <style:style style:name="P5" style:family="paragraph" style:parent-style-name="Standard">
      <style:paragraph-properties fo:text-align="start" style:justify-single-word="false"/>
      <style:text-properties fo:color="#ce181e" fo:font-size="20pt" fo:font-style="normal" style:text-underline-style="solid" style:text-underline-width="auto" style:text-underline-color="font-color" officeooo:rsid="000b8ba5" officeooo:paragraph-rsid="00097411" style:font-size-asian="17.5pt" style:font-style-asian="normal" style:font-size-complex="20pt" style:font-style-complex="normal"/>
    </style:style>
    <style:style style:name="P6" style:family="paragraph" style:parent-style-name="Standard" style:list-style-name="L28">
      <style:paragraph-properties fo:text-align="start" style:justify-single-word="false"/>
      <style:text-properties fo:color="#ce181e" fo:font-size="20pt" fo:font-style="normal" style:text-underline-style="solid" style:text-underline-width="auto" style:text-underline-color="font-color" officeooo:rsid="000c4366" officeooo:paragraph-rsid="000e268d" style:font-size-asian="17.5pt" style:font-style-asian="normal" style:font-size-complex="20pt" style:font-style-complex="normal"/>
    </style:style>
    <style:style style:name="P7" style:family="paragraph" style:parent-style-name="Standard" style:list-style-name="L31">
      <style:paragraph-properties fo:text-align="start" style:justify-single-word="false"/>
      <style:text-properties fo:color="#ce181e" fo:font-size="20pt" fo:font-style="normal" style:text-underline-style="solid" style:text-underline-width="auto" style:text-underline-color="font-color" officeooo:rsid="000c4366" officeooo:paragraph-rsid="000e268d" style:font-size-asian="17.5pt" style:font-style-asian="normal" style:font-size-complex="20pt" style:font-style-complex="normal"/>
    </style:style>
    <style:style style:name="P8" style:family="paragraph" style:parent-style-name="Standard" style:list-style-name="L36">
      <style:paragraph-properties fo:text-align="start" style:justify-single-word="false"/>
      <style:text-properties fo:color="#ce181e" fo:font-size="20pt" fo:font-style="normal" style:text-underline-style="solid" style:text-underline-width="auto" style:text-underline-color="font-color" officeooo:rsid="000c4366" officeooo:paragraph-rsid="000eda04" fo:background-color="#ffffff" style:font-size-asian="17.5pt" style:font-style-asian="normal" style:font-size-complex="20pt" style:font-style-complex="normal"/>
    </style:style>
    <style:style style:name="P9" style:family="paragraph" style:parent-style-name="Standard">
      <style:paragraph-properties fo:text-align="start" style:justify-single-word="false"/>
      <style:text-properties fo:color="#0066b3" fo:font-size="12pt" fo:font-style="normal" style:text-underline-style="none" officeooo:rsid="00097411" officeooo:paragraph-rsid="00097411" style:font-size-asian="10.5pt" style:font-style-asian="normal" style:font-size-complex="12pt" style:font-style-complex="normal"/>
    </style:style>
    <style:style style:name="P10" style:family="paragraph" style:parent-style-name="Standard" style:list-style-name="L1">
      <style:paragraph-properties fo:text-align="start" style:justify-single-word="false"/>
      <style:text-properties fo:color="#0066b3" fo:font-size="12pt" fo:font-style="normal" style:text-underline-style="none" officeooo:rsid="000b8ba5" officeooo:paragraph-rsid="000b8ba5" style:font-size-asian="10.5pt" style:font-style-asian="normal" style:font-size-complex="12pt" style:font-style-complex="normal"/>
    </style:style>
    <style:style style:name="P11" style:family="paragraph" style:parent-style-name="Standard">
      <style:paragraph-properties fo:text-align="start" style:justify-single-word="false"/>
      <style:text-properties fo:color="#0066b3" fo:font-size="12pt" fo:font-style="normal" style:text-underline-style="none" officeooo:rsid="000b8ba5" officeooo:paragraph-rsid="000b8ba5" style:font-size-asian="10.5pt" style:font-style-asian="normal" style:font-size-complex="12pt" style:font-style-complex="normal"/>
    </style:style>
    <style:style style:name="P12" style:family="paragraph" style:parent-style-name="Standard">
      <style:paragraph-properties fo:text-align="start" style:justify-single-word="false"/>
      <style:text-properties fo:color="#0066b3" fo:font-size="12pt" fo:font-style="normal" style:text-underline-style="none" officeooo:rsid="000b8ba5" officeooo:paragraph-rsid="000eda04" fo:background-color="#ffffff" style:font-size-asian="10.5pt" style:font-style-asian="normal" style:font-size-complex="12pt" style:font-style-complex="normal"/>
    </style:style>
    <style:style style:name="P13" style:family="paragraph" style:parent-style-name="Standard" style:list-style-name="L1">
      <style:paragraph-properties fo:text-align="start" style:justify-single-word="false"/>
      <style:text-properties officeooo:paragraph-rsid="00097411"/>
    </style:style>
    <style:style style:name="P14" style:family="paragraph" style:parent-style-name="Standard" style:list-style-name="L1">
      <style:paragraph-properties fo:text-align="start" style:justify-single-word="false"/>
      <style:text-properties officeooo:paragraph-rsid="000b8ba5"/>
    </style:style>
    <style:style style:name="P15" style:family="paragraph" style:parent-style-name="Standard" style:list-style-name="L6">
      <style:paragraph-properties fo:text-align="start" style:justify-single-word="false"/>
      <style:text-properties officeooo:paragraph-rsid="000b8ba5"/>
    </style:style>
    <style:style style:name="P16" style:family="paragraph" style:parent-style-name="Standard" style:list-style-name="L7">
      <style:paragraph-properties fo:text-align="start" style:justify-single-word="false"/>
      <style:text-properties officeooo:paragraph-rsid="000b8ba5"/>
    </style:style>
    <style:style style:name="P17" style:family="paragraph" style:parent-style-name="Standard" style:list-style-name="L8">
      <style:paragraph-properties fo:text-align="start" style:justify-single-word="false"/>
      <style:text-properties officeooo:paragraph-rsid="000b8ba5"/>
    </style:style>
    <style:style style:name="P18" style:family="paragraph" style:parent-style-name="Standard" style:list-style-name="L9">
      <style:paragraph-properties fo:text-align="start" style:justify-single-word="false"/>
      <style:text-properties officeooo:paragraph-rsid="000b8ba5"/>
    </style:style>
    <style:style style:name="P19" style:family="paragraph" style:parent-style-name="Standard" style:list-style-name="L10">
      <style:paragraph-properties fo:text-align="start" style:justify-single-word="false"/>
      <style:text-properties officeooo:paragraph-rsid="000b8ba5"/>
    </style:style>
    <style:style style:name="P20" style:family="paragraph" style:parent-style-name="Standard" style:list-style-name="L11">
      <style:paragraph-properties fo:text-align="start" style:justify-single-word="false"/>
      <style:text-properties officeooo:paragraph-rsid="000c1980"/>
    </style:style>
    <style:style style:name="P21" style:family="paragraph" style:parent-style-name="Standard" style:list-style-name="L12">
      <style:paragraph-properties fo:text-align="start" style:justify-single-word="false"/>
      <style:text-properties officeooo:paragraph-rsid="000c1980"/>
    </style:style>
    <style:style style:name="P22" style:family="paragraph" style:parent-style-name="Standard" style:list-style-name="L14">
      <style:paragraph-properties fo:text-align="start" style:justify-single-word="false"/>
      <style:text-properties officeooo:paragraph-rsid="000c4366"/>
    </style:style>
    <style:style style:name="P23" style:family="paragraph" style:parent-style-name="Standard" style:list-style-name="L15">
      <style:paragraph-properties fo:text-align="start" style:justify-single-word="false"/>
      <style:text-properties officeooo:paragraph-rsid="000d7856"/>
    </style:style>
    <style:style style:name="P24" style:family="paragraph" style:parent-style-name="Standard" style:list-style-name="L16">
      <style:paragraph-properties fo:text-align="start" style:justify-single-word="false"/>
      <style:text-properties officeooo:paragraph-rsid="000d7856"/>
    </style:style>
    <style:style style:name="P25" style:family="paragraph" style:parent-style-name="Standard" style:list-style-name="L17">
      <style:paragraph-properties fo:text-align="start" style:justify-single-word="false"/>
      <style:text-properties officeooo:paragraph-rsid="000d7856"/>
    </style:style>
    <style:style style:name="P26" style:family="paragraph" style:parent-style-name="Standard" style:list-style-name="L18">
      <style:paragraph-properties fo:text-align="start" style:justify-single-word="false"/>
      <style:text-properties officeooo:paragraph-rsid="000d7856"/>
    </style:style>
    <style:style style:name="P27" style:family="paragraph" style:parent-style-name="Standard" style:list-style-name="L19">
      <style:paragraph-properties fo:text-align="start" style:justify-single-word="false"/>
      <style:text-properties officeooo:paragraph-rsid="000d7856"/>
    </style:style>
    <style:style style:name="P28" style:family="paragraph" style:parent-style-name="Standard" style:list-style-name="L20">
      <style:paragraph-properties fo:text-align="start" style:justify-single-word="false"/>
      <style:text-properties officeooo:paragraph-rsid="000d7856"/>
    </style:style>
    <style:style style:name="P29" style:family="paragraph" style:parent-style-name="Standard" style:list-style-name="L21">
      <style:paragraph-properties fo:text-align="start" style:justify-single-word="false"/>
      <style:text-properties officeooo:paragraph-rsid="000c4366"/>
    </style:style>
    <style:style style:name="P30" style:family="paragraph" style:parent-style-name="Standard" style:list-style-name="L22">
      <style:paragraph-properties fo:text-align="start" style:justify-single-word="false"/>
      <style:text-properties officeooo:paragraph-rsid="000c4366"/>
    </style:style>
    <style:style style:name="P31" style:family="paragraph" style:parent-style-name="Standard" style:list-style-name="L23">
      <style:paragraph-properties fo:text-align="start" style:justify-single-word="false"/>
      <style:text-properties officeooo:paragraph-rsid="000c4366"/>
    </style:style>
    <style:style style:name="P32" style:family="paragraph" style:parent-style-name="Standard" style:list-style-name="L24">
      <style:paragraph-properties fo:text-align="start" style:justify-single-word="false"/>
      <style:text-properties officeooo:paragraph-rsid="000c4366"/>
    </style:style>
    <style:style style:name="P33" style:family="paragraph" style:parent-style-name="Standard" style:list-style-name="L25">
      <style:paragraph-properties fo:text-align="start" style:justify-single-word="false"/>
      <style:text-properties officeooo:paragraph-rsid="000c4366"/>
    </style:style>
    <style:style style:name="P34" style:family="paragraph" style:parent-style-name="Standard" style:list-style-name="L26">
      <style:paragraph-properties fo:text-align="start" style:justify-single-word="false"/>
      <style:text-properties officeooo:paragraph-rsid="000c4366"/>
    </style:style>
    <style:style style:name="P35" style:family="paragraph" style:parent-style-name="Standard" style:list-style-name="L27">
      <style:paragraph-properties fo:text-align="start" style:justify-single-word="false"/>
      <style:text-properties officeooo:paragraph-rsid="000c4366"/>
    </style:style>
    <style:style style:name="P36" style:family="paragraph" style:parent-style-name="Standard" style:list-style-name="L29">
      <style:paragraph-properties fo:text-align="start" style:justify-single-word="false"/>
      <style:text-properties officeooo:paragraph-rsid="000e268d"/>
    </style:style>
    <style:style style:name="P37" style:family="paragraph" style:parent-style-name="Standard" style:list-style-name="L30">
      <style:paragraph-properties fo:text-align="start" style:justify-single-word="false"/>
      <style:text-properties officeooo:paragraph-rsid="000e268d"/>
    </style:style>
    <style:style style:name="P38" style:family="paragraph" style:parent-style-name="Standard">
      <style:paragraph-properties fo:text-align="start" style:justify-single-word="false"/>
      <style:text-properties officeooo:paragraph-rsid="000e268d"/>
    </style:style>
    <style:style style:name="P39" style:family="paragraph" style:parent-style-name="Standard" style:list-style-name="L33">
      <style:paragraph-properties fo:text-align="start" style:justify-single-word="false"/>
      <style:text-properties officeooo:paragraph-rsid="000e268d"/>
    </style:style>
    <style:style style:name="P40" style:family="paragraph" style:parent-style-name="Standard" style:list-style-name="L34">
      <style:paragraph-properties fo:text-align="start" style:justify-single-word="false"/>
      <style:text-properties officeooo:paragraph-rsid="000e268d"/>
    </style:style>
    <style:style style:name="P41" style:family="paragraph" style:parent-style-name="Standard" style:list-style-name="L35">
      <style:paragraph-properties fo:text-align="start" style:justify-single-word="false"/>
      <style:text-properties officeooo:paragraph-rsid="000eda04"/>
    </style:style>
    <style:style style:name="P42" style:family="paragraph" style:parent-style-name="Standard" style:list-style-name="L37">
      <style:paragraph-properties fo:text-align="start" style:justify-single-word="false"/>
      <style:text-properties officeooo:paragraph-rsid="000eda04"/>
    </style:style>
    <style:style style:name="P43" style:family="paragraph" style:parent-style-name="Standard" style:list-style-name="L39">
      <style:paragraph-properties fo:text-align="start" style:justify-single-word="false"/>
      <style:text-properties officeooo:paragraph-rsid="00130bb9"/>
    </style:style>
    <style:style style:name="P44" style:family="paragraph" style:parent-style-name="Standard" style:list-style-name="L40">
      <style:paragraph-properties fo:text-align="start" style:justify-single-word="false"/>
      <style:text-properties officeooo:paragraph-rsid="00130bb9"/>
    </style:style>
    <style:style style:name="P45" style:family="paragraph" style:parent-style-name="Standard" style:list-style-name="L41">
      <style:paragraph-properties fo:text-align="start" style:justify-single-word="false"/>
      <style:text-properties officeooo:paragraph-rsid="00130bb9"/>
    </style:style>
    <style:style style:name="P46" style:family="paragraph" style:parent-style-name="Standard" style:list-style-name="L43">
      <style:paragraph-properties fo:text-align="start" style:justify-single-word="false"/>
      <style:text-properties officeooo:paragraph-rsid="00130bb9"/>
    </style:style>
    <style:style style:name="P47" style:family="paragraph" style:parent-style-name="Standard" style:list-style-name="L45">
      <style:paragraph-properties fo:text-align="start" style:justify-single-word="false"/>
      <style:text-properties officeooo:paragraph-rsid="00130bb9"/>
    </style:style>
    <style:style style:name="P48" style:family="paragraph" style:parent-style-name="Standard" style:list-style-name="L48">
      <style:paragraph-properties fo:text-align="start" style:justify-single-word="false"/>
      <style:text-properties officeooo:paragraph-rsid="00130bb9"/>
    </style:style>
    <style:style style:name="P49" style:family="paragraph" style:parent-style-name="Standard" style:list-style-name="L49">
      <style:paragraph-properties fo:text-align="start" style:justify-single-word="false"/>
      <style:text-properties officeooo:paragraph-rsid="00130bb9"/>
    </style:style>
    <style:style style:name="P50" style:family="paragraph" style:parent-style-name="Standard">
      <style:paragraph-properties fo:text-align="start" style:justify-single-word="false"/>
      <style:text-properties fo:color="#000000" fo:font-size="12pt" fo:font-style="normal" style:text-underline-style="none" officeooo:rsid="000b8ba5" officeooo:paragraph-rsid="000b8ba5" style:font-size-asian="10.5pt" style:font-style-asian="normal" style:font-size-complex="12pt" style:font-style-complex="normal"/>
    </style:style>
    <style:style style:name="P51" style:family="paragraph" style:parent-style-name="Standard">
      <style:paragraph-properties fo:text-align="start" style:justify-single-word="false"/>
      <style:text-properties fo:color="#000000" fo:font-size="12pt" fo:font-style="normal" style:text-underline-style="none" officeooo:rsid="000b8ba5" officeooo:paragraph-rsid="00097411" style:font-size-asian="10.5pt" style:font-style-asian="normal" style:font-size-complex="12pt" style:font-style-complex="normal"/>
    </style:style>
    <style:style style:name="P52" style:family="paragraph" style:parent-style-name="Standard">
      <style:paragraph-properties fo:text-align="start" style:justify-single-word="false"/>
      <style:text-properties fo:color="#000000" fo:font-size="12pt" fo:font-style="normal" style:text-underline-style="none" officeooo:rsid="000b8ba5" officeooo:paragraph-rsid="000c4366" style:font-size-asian="10.5pt" style:font-style-asian="normal" style:font-size-complex="12pt" style:font-style-complex="normal"/>
    </style:style>
    <style:style style:name="P53" style:family="paragraph" style:parent-style-name="Standard">
      <style:paragraph-properties fo:text-align="start" style:justify-single-word="false"/>
      <style:text-properties fo:color="#000000" fo:font-size="12pt" fo:font-style="normal" style:text-underline-style="none" officeooo:rsid="000c4366" officeooo:paragraph-rsid="000c4366" style:font-size-asian="10.5pt" style:font-style-asian="normal" style:font-size-complex="12pt" style:font-style-complex="normal"/>
    </style:style>
    <style:style style:name="P54" style:family="paragraph" style:parent-style-name="Standard" style:list-style-name="L14">
      <style:paragraph-properties fo:text-align="start" style:justify-single-word="false"/>
      <style:text-properties fo:color="#000000" fo:font-size="12pt" fo:font-style="normal" style:text-underline-style="none" officeooo:rsid="000c4366" officeooo:paragraph-rsid="000c4366" style:font-size-asian="10.5pt" style:font-style-asian="normal" style:font-size-complex="12pt" style:font-style-complex="normal"/>
    </style:style>
    <style:style style:name="P55" style:family="paragraph" style:parent-style-name="Standard">
      <style:paragraph-properties fo:text-align="start" style:justify-single-word="false"/>
      <style:text-properties fo:color="#000000" fo:font-size="12pt" fo:font-style="normal" style:text-underline-style="none" officeooo:rsid="000d7856" officeooo:paragraph-rsid="000d7856" style:font-size-asian="10.5pt" style:font-style-asian="normal" style:font-size-complex="12pt" style:font-style-complex="normal"/>
    </style:style>
    <style:style style:name="P56" style:family="paragraph" style:parent-style-name="Standard">
      <style:paragraph-properties fo:text-align="start" style:justify-single-word="false"/>
      <style:text-properties fo:color="#000000" fo:font-size="12pt" fo:font-style="normal" style:text-underline-style="none" officeooo:rsid="000e268d" officeooo:paragraph-rsid="000e268d" style:font-size-asian="10.5pt" style:font-style-asian="normal" style:font-size-complex="12pt" style:font-style-complex="normal"/>
    </style:style>
    <style:style style:name="P57" style:family="paragraph" style:parent-style-name="Standard">
      <style:paragraph-properties fo:text-align="start" style:justify-single-word="false"/>
      <style:text-properties officeooo:rsid="000e268d" officeooo:paragraph-rsid="000e268d"/>
    </style:style>
    <style:style style:name="P58" style:family="paragraph" style:parent-style-name="Standard" style:list-style-name="L32">
      <style:paragraph-properties fo:text-align="start" style:justify-single-word="false"/>
      <style:text-properties officeooo:rsid="000e268d" officeooo:paragraph-rsid="000e268d"/>
    </style:style>
    <style:style style:name="P59" style:family="paragraph" style:parent-style-name="Standard">
      <style:paragraph-properties fo:text-align="start" style:justify-single-word="false"/>
      <style:text-properties officeooo:rsid="000eda04" officeooo:paragraph-rsid="000eda04"/>
    </style:style>
    <style:style style:name="P60" style:family="paragraph" style:parent-style-name="Standard">
      <style:paragraph-properties fo:text-align="start" style:justify-single-word="false"/>
      <style:text-properties officeooo:rsid="000eda04" officeooo:paragraph-rsid="000eda04" fo:background-color="#faa61a"/>
    </style:style>
    <style:style style:name="P61" style:family="paragraph" style:parent-style-name="Standard">
      <style:paragraph-properties fo:text-align="start" style:justify-single-word="false"/>
      <style:text-properties officeooo:rsid="000eda04" officeooo:paragraph-rsid="000eda04" fo:background-color="#ffffff"/>
    </style:style>
    <style:style style:name="P62" style:family="paragraph" style:parent-style-name="Standard">
      <style:paragraph-properties fo:text-align="start" style:justify-single-word="false"/>
      <style:text-properties officeooo:rsid="00106170" officeooo:paragraph-rsid="00106170" fo:background-color="#ffffff"/>
    </style:style>
    <style:style style:name="P63" style:family="paragraph" style:parent-style-name="Standard" style:list-style-name="L38">
      <style:paragraph-properties fo:text-align="start" style:justify-single-word="false"/>
      <style:text-properties officeooo:rsid="00106170" officeooo:paragraph-rsid="00106170" fo:background-color="#ffffff"/>
    </style:style>
    <style:style style:name="P64" style:family="paragraph" style:parent-style-name="Standard">
      <style:paragraph-properties fo:text-align="start" style:justify-single-word="false"/>
      <style:text-properties officeooo:rsid="00130bb9" officeooo:paragraph-rsid="00130bb9" fo:background-color="#ffffff"/>
    </style:style>
    <style:style style:name="P65" style:family="paragraph" style:parent-style-name="Standard" style:list-style-name="L42">
      <style:paragraph-properties fo:text-align="start" style:justify-single-word="false"/>
      <style:text-properties officeooo:rsid="00130bb9" officeooo:paragraph-rsid="00130bb9" fo:background-color="#ffffff"/>
    </style:style>
    <style:style style:name="P66" style:family="paragraph" style:parent-style-name="Standard" style:list-style-name="L44">
      <style:paragraph-properties fo:text-align="start" style:justify-single-word="false"/>
      <style:text-properties officeooo:rsid="00130bb9" officeooo:paragraph-rsid="00130bb9" fo:background-color="#ffffff"/>
    </style:style>
    <style:style style:name="P67" style:family="paragraph" style:parent-style-name="Standard" style:list-style-name="L46">
      <style:paragraph-properties fo:text-align="start" style:justify-single-word="false"/>
      <style:text-properties officeooo:rsid="00130bb9" officeooo:paragraph-rsid="00130bb9" fo:background-color="#ffffff"/>
    </style:style>
    <style:style style:name="P68" style:family="paragraph" style:parent-style-name="Standard" style:list-style-name="L47">
      <style:paragraph-properties fo:text-align="start" style:justify-single-word="false"/>
      <style:text-properties officeooo:rsid="00130bb9" officeooo:paragraph-rsid="00130bb9" fo:background-color="#ffffff"/>
    </style:style>
    <style:style style:name="T1" style:family="text">
      <style:text-properties officeooo:rsid="0009a72f"/>
    </style:style>
    <style:style style:name="T2" style:family="text">
      <style:text-properties fo:color="#000000"/>
    </style:style>
    <style:style style:name="T3" style:family="text">
      <style:text-properties fo:color="#000000" officeooo:rsid="0009a72f"/>
    </style:style>
    <style:style style:name="T4" style:family="text">
      <style:text-properties fo:color="#000000" fo:font-size="12pt" fo:font-style="normal" style:text-underline-style="none" style:font-size-asian="10.5pt" style:font-style-asian="normal" style:font-size-complex="12pt" style:font-style-complex="normal"/>
    </style:style>
    <style:style style:name="T5" style:family="text">
      <style:text-properties fo:color="#000000" fo:font-size="12pt" fo:font-style="normal" style:text-underline-style="none" officeooo:rsid="0009a72f" style:font-size-asian="10.5pt" style:font-style-asian="normal" style:font-size-complex="12pt" style:font-style-complex="normal"/>
    </style:style>
    <style:style style:name="T6" style:family="text">
      <style:text-properties fo:color="#000000" fo:font-size="12pt" fo:font-style="normal" style:text-underline-style="none" officeooo:rsid="000b8ba5" style:font-size-asian="10.5pt" style:font-style-asian="normal" style:font-size-complex="12pt" style:font-style-complex="normal"/>
    </style:style>
    <style:style style:name="T7" style:family="text">
      <style:text-properties fo:color="#000000" fo:font-size="12pt" fo:font-style="normal" style:text-underline-style="none" officeooo:rsid="000c4366" style:font-size-asian="10.5pt" style:font-style-asian="normal" style:font-size-complex="12pt" style:font-style-complex="normal"/>
    </style:style>
    <style:style style:name="T8" style:family="text">
      <style:text-properties fo:color="#000000" fo:font-size="12pt" fo:font-style="normal" style:text-underline-style="none" officeooo:rsid="000d7856" style:font-size-asian="10.5pt" style:font-style-asian="normal" style:font-size-complex="12pt" style:font-style-complex="normal"/>
    </style:style>
    <style:style style:name="T9" style:family="text">
      <style:text-properties fo:color="#000000" fo:font-size="12pt" fo:font-style="normal" style:text-underline-style="none" officeooo:rsid="000e268d" style:font-size-asian="10.5pt" style:font-style-asian="normal" style:font-size-complex="12pt" style:font-style-complex="normal"/>
    </style:style>
    <style:style style:name="T10" style:family="text">
      <style:text-properties fo:color="#000000" fo:font-size="12pt" fo:font-style="normal" style:text-underline-style="none" officeooo:rsid="000eda04" style:font-size-asian="10.5pt" style:font-style-asian="normal" style:font-size-complex="12pt" style:font-style-complex="normal"/>
    </style:style>
    <style:style style:name="T11" style:family="text">
      <style:text-properties fo:color="#000000" fo:font-size="12pt" fo:font-style="normal" style:text-underline-style="none" officeooo:rsid="000eda04" fo:background-color="#ffffff" loext:char-shading-value="0" style:font-size-asian="10.5pt" style:font-style-asian="normal" style:font-size-complex="12pt" style:font-style-complex="normal"/>
    </style:style>
    <style:style style:name="T12" style:family="text">
      <style:text-properties fo:color="#000000" fo:font-size="12pt" fo:font-style="normal" style:text-underline-style="none" officeooo:rsid="00130bb9" fo:background-color="#ffffff" loext:char-shading-value="0" style:font-size-asian="10.5pt" style:font-style-asian="normal" style:font-size-complex="12pt" style:font-style-complex="normal"/>
    </style:style>
    <style:style style:name="T13" style:family="text">
      <style:text-properties fo:color="#0066b3" fo:font-size="12pt" fo:font-style="normal" style:text-underline-style="none" officeooo:rsid="00097411" style:font-size-asian="10.5pt" style:font-style-asian="normal" style:font-size-complex="12pt" style:font-style-complex="normal"/>
    </style:style>
    <style:style style:name="T14" style:family="text">
      <style:text-properties fo:color="#0066b3" fo:font-size="12pt" fo:font-style="normal" style:text-underline-style="none" officeooo:rsid="0009a72f" style:font-size-asian="10.5pt" style:font-style-asian="normal" style:font-size-complex="12pt" style:font-style-complex="normal"/>
    </style:style>
    <style:style style:name="T15" style:family="text">
      <style:text-properties fo:color="#0066b3" fo:font-size="12pt" fo:font-style="normal" style:text-underline-style="none" officeooo:rsid="000b8ba5" style:font-size-asian="10.5pt" style:font-style-asian="normal" style:font-size-complex="12pt" style:font-style-complex="normal"/>
    </style:style>
    <style:style style:name="T16" style:family="text">
      <style:text-properties fo:color="#0066b3" fo:font-size="12pt" fo:font-style="normal" style:text-underline-style="none" officeooo:rsid="000c1980" style:font-size-asian="10.5pt" style:font-style-asian="normal" style:font-size-complex="12pt" style:font-style-complex="normal"/>
    </style:style>
    <style:style style:name="T17" style:family="text">
      <style:text-properties fo:color="#0066b3" fo:font-size="12pt" fo:font-style="normal" style:text-underline-style="none" officeooo:rsid="000b8ba5" fo:background-color="#ffffff" loext:char-shading-value="0" style:font-size-asian="10.5pt" style:font-style-asian="normal" style:font-size-complex="12pt" style:font-style-complex="normal"/>
    </style:style>
    <style:style style:name="T18" style:family="text">
      <style:text-properties fo:color="#0066b3" fo:font-size="12pt" fo:font-style="italic" style:text-underline-style="none" officeooo:rsid="0009a72f" style:font-size-asian="10.5pt" style:font-style-asian="italic" style:font-size-complex="12pt" style:font-style-complex="italic"/>
    </style:style>
    <style:style style:name="T19" style:family="text">
      <style:text-properties fo:color="#0066b3" fo:font-size="12pt" fo:font-style="italic" style:text-underline-style="none" officeooo:rsid="000b8ba5" style:font-size-asian="10.5pt" style:font-style-asian="italic" style:font-size-complex="12pt" style:font-style-complex="italic"/>
    </style:style>
    <style:style style:name="T20" style:family="text">
      <style:text-properties fo:color="#0066b3" fo:font-size="12pt" fo:font-style="italic" style:text-underline-style="none" officeooo:rsid="000c1980" style:font-size-asian="10.5pt" style:font-style-asian="italic" style:font-size-complex="12pt" style:font-style-complex="italic"/>
    </style:style>
    <style:style style:name="T21" style:family="text">
      <style:text-properties fo:color="#0066b3" fo:font-size="12pt" fo:font-style="italic" style:text-underline-style="none" officeooo:rsid="001247a9" style:font-size-asian="10.5pt" style:font-style-asian="italic" style:font-size-complex="12pt" style:font-style-complex="italic"/>
    </style:style>
    <style:style style:name="T22" style:family="text">
      <style:text-properties fo:color="#0066b3" fo:font-size="12pt" fo:font-style="italic" style:text-underline-style="none" officeooo:rsid="000b8ba5" fo:background-color="#ffffff" loext:char-shading-value="0" style:font-size-asian="10.5pt" style:font-style-asian="italic" style:font-size-complex="12pt" style:font-style-complex="italic"/>
    </style:style>
    <style:style style:name="T23" style:family="text">
      <style:text-properties fo:color="#0066b3" officeooo:rsid="000b8ba5"/>
    </style:style>
    <style:style style:name="T24" style:family="text">
      <style:text-properties fo:color="#0066b3" fo:font-style="italic" officeooo:rsid="000b8ba5" style:font-style-asian="italic" style:font-style-complex="italic"/>
    </style:style>
    <style:style style:name="T25" style:family="text">
      <style:text-properties fo:color="#ce181e" fo:font-size="20pt" style:font-size-asian="17.5pt" style:font-size-complex="20pt"/>
    </style:style>
    <style:style style:name="T26" style:family="text">
      <style:text-properties fo:color="#ce181e" fo:font-size="20pt" officeooo:rsid="0009a72f" style:font-size-asian="17.5pt" style:font-size-complex="20pt"/>
    </style:style>
    <style:style style:name="T27" style:family="text">
      <style:text-properties fo:color="#ce181e" fo:font-size="20pt" fo:font-style="normal" style:text-underline-style="solid" style:text-underline-width="auto" style:text-underline-color="font-color" officeooo:rsid="000c4366" style:font-size-asian="17.5pt" style:font-style-asian="normal" style:font-size-complex="20pt" style:font-style-complex="normal"/>
    </style:style>
    <style:style style:name="T28" style:family="text">
      <style:text-properties fo:color="#ce181e" fo:font-size="20pt" fo:font-style="normal" style:text-underline-style="solid" style:text-underline-width="auto" style:text-underline-color="font-color" officeooo:rsid="000c4366" fo:background-color="#ffffff" loext:char-shading-value="0" style:font-size-asian="17.5pt" style:font-style-asian="normal" style:font-size-complex="20pt" style:font-style-complex="normal"/>
    </style:style>
    <style:style style:name="T29" style:family="text">
      <style:text-properties fo:color="#00a65d" fo:font-size="12pt" fo:font-style="normal" style:text-underline-style="none" style:font-size-asian="10.5pt" style:font-style-asian="normal" style:font-size-complex="12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hier de spécifications fonctionnelles</text:p>
      <text:p text:style-name="P1"><text:span text:style-name="T25"/></text:p>
      <text:list xml:id="list2221238606" text:style-name="L13">
        <text:list-item>
          <text:p text:style-name="P2"><text:span text:style-name="T25">Classe </text:span><text:span text:style-name="T26">Background</text:span></text:p>
        </text:list-item>
      </text:list>
      <text:p text:style-name="P3"/>
      <text:list xml:id="list3279824126" text:style-name="L1">
        <text:list-item>
          <text:p text:style-name="P13"><text:span text:style-name="T13">public </text:span><text:span text:style-name="T18">Background</text:span><text:span text:style-name="T13">(int </text:span><text:span text:style-name="T14"><text:s/>backgroundCode</text:span><text:span text:style-name="T13">) : </text:span><text:span text:style-name="T5">Crée un objet qui définit le type de la case, si elle est traversable ou pas. Si la valeur passé en paramètre ne figure pas parmi les valeurs correctes, une erreur de type IllegalArgumentException se déclenche.</text:span></text:p>
        </text:list-item>
      </text:list>
      <text:p text:style-name="P9"><text:span text:style-name="T3"/></text:p>
      <text:list xml:id="list221334035174150" text:continue-numbering="true" text:style-name="L1">
        <text:list-item>
          <text:p text:style-name="P14"><text:span text:style-name="T15">public boolean </text:span><text:span text:style-name="T19">estTraversable</text:span><text:span text:style-name="T15">() </text:span><text:span text:style-name="T6">: Indique si une case est de type traversable ou pas.</text:span></text:p>
          <text:p text:style-name="P10"/>
        </text:list-item>
        <text:list-item>
          <text:p text:style-name="P14"><text:span text:style-name="T15">public int[] </text:span><text:span text:style-name="T19">getTile</text:span><text:span text:style-name="T15">()</text:span><text:span text:style-name="T6"> : renvoie la représentation de l’image dans le tileset.</text:span></text:p>
          <text:p text:style-name="P10"><text:span text:style-name="T2"/></text:p>
        </text:list-item>
      </text:list>
      <text:p text:style-name="P9"><text:span text:style-name="T3"/></text:p>
      <text:list xml:id="list627769853" text:style-name="L2">
        <text:list-item>
          <text:p text:style-name="P4"><text:span text:style-name="T1">C</text:span>lasse Cell</text:p>
          <text:p text:style-name="P4"/>
        </text:list-item>
      </text:list>
      <text:list xml:id="list2760624754" text:style-name="L6">
        <text:list-item>
          <text:p text:style-name="P15"><text:span text:style-name="T15">public </text:span><text:span text:style-name="T19">Cell</text:span><text:span text:style-name="T15"> (int backgroundCode) : </text:span><text:span text:style-name="T6">crée une case avec un type correspondant à l’entier passé en paramètre .</text:span></text:p>
        </text:list-item>
      </text:list>
      <text:p text:style-name="P11"/>
      <text:list xml:id="list9073872" text:style-name="L7">
        <text:list-item>
          <text:p text:style-name="P16"><text:span text:style-name="T15">Public boolean </text:span><text:span text:style-name="T19">isEmpty</text:span><text:span text:style-name="T15">() : </text:span><text:span text:style-name="T6">renvoie vrai si la case ne contient aucun autre personnage et qu’elle est de type traversable. Sinon renvoie faux</text:span></text:p>
        </text:list-item>
      </text:list>
      <text:p text:style-name="P11"/>
      <text:list xml:id="list2921186319" text:style-name="L8">
        <text:list-item>
          <text:p text:style-name="P17"><text:span text:style-name="T15">public BooleanProperty </text:span><text:span text:style-name="T19">changeProperty</text:span><text:span text:style-name="T15">() : </text:span><text:span text:style-name="T6">renvoie une propriété de type boolean qui change de valeur dès qu’un changement s’est produit au niveau de la case.</text:span></text:p>
        </text:list-item>
      </text:list>
      <text:p text:style-name="P11"/>
      <text:list xml:id="list1336987603" text:style-name="L9">
        <text:list-item>
          <text:p text:style-name="P18"><text:span text:style-name="T15">Public void </text:span><text:span text:style-name="T19">emptyCell</text:span><text:span text:style-name="T15">() : </text:span><text:span text:style-name="T6">vide la case en du personnage qui y est. Si la case ne contient aucun personnage, rien ne se produit.</text:span></text:p>
        </text:list-item>
      </text:list>
      <text:p text:style-name="P11"/>
      <text:list xml:id="list3192579223" text:style-name="L10">
        <text:list-item>
          <text:p text:style-name="P19"><text:span text:style-name="T15">Public Background </text:span><text:span text:style-name="T19">getBackground</text:span><text:span text:style-name="T15">() : </text:span><text:span text:style-name="T6">renvoie le type de la case.</text:span></text:p>
        </text:list-item>
      </text:list>
      <text:p text:style-name="P50"/>
      <text:list xml:id="list3129059699" text:style-name="L11">
        <text:list-item>
          <text:p text:style-name="P20"><text:span text:style-name="T15">Public char </text:span><text:span text:style-name="T19">getChangeCategory</text:span><text:span text:style-name="T15">() : </text:span><text:span text:style-name="T6">renvoie le type de changement produit dans la case : </text:span></text:p>
          <text:p text:style-name="P20"><text:span text:style-name="T6">‘d’ : Signale un changement relatif au personnage (un déplacement).</text:span></text:p>
          <text:p text:style-name="P20"><text:span text:style-name="T6">‘i’ : Signale un changement relatif à l’item (disparition au apparition).</text:span></text:p>
        </text:list-item>
      </text:list>
      <text:p text:style-name="P11"/>
      <text:list xml:id="list2621528397" text:style-name="L12">
        <text:list-item>
          <text:p text:style-name="P21"><text:span text:style-name="T16">Public boolean </text:span><text:span text:style-name="T20">containsCharacter</text:span><text:span text:style-name="T16">(GameCharacter gameCharacter) : </text:span><text:span text:style-name="T6">renvoie vrai si la case contient le même personnage passé en paramètre sinon renvoie faux.</text:span></text:p>
        </text:list-item>
      </text:list>
      <text:p text:style-name="P51"/>
      <text:p text:style-name="P5"/>
      <text:list xml:id="list3293642879" text:style-name="L27">
        <text:list-item>
          <text:p text:style-name="P35"><text:span text:style-name="T27">Classe Map</text:span></text:p>
        </text:list-item>
      </text:list>
      <text:p text:style-name="P52"/>
      <text:list xml:id="list2885175018" text:style-name="L14">
        <text:list-item>
          <text:p text:style-name="P54"><text:span text:style-name="T23">public </text:span><text:span text:style-name="T24">Map</text:span><text:span text:style-name="T23">(String mapName) </text:span>: Crée un objet map à partir du chemin de la map contenue dans un fichier plat ou csv ayant ‘,’ comme séparateur. Durant la création de la map, si l’un des objets n’a pas été initialisé correctement: une erreur de type IllegalArgumentException sera déclenchée.</text:p>
        </text:list-item>
      </text:list>
      <text:p text:style-name="P53"><text:soft-page-break/></text:p>
      <text:list xml:id="list221335582405529" text:continue-numbering="true" text:style-name="L14">
        <text:list-item>
          <text:p text:style-name="P22"><text:span text:style-name="T15">Public boolean </text:span><text:span text:style-name="T19">addToCharList</text:span><text:span text:style-name="T15">(GameCharacter character,int startCellRow, int startCellColumn) :</text:span><text:span text:style-name="T7"> ajoute à la map un personnage, sa position initiale sera la colonne situé à la startCellRow ligne, et startCellColumn colonne. Si la case d’initialisation n’est pas vide: la fonction renvoie faux, si tous est bon, la fonction renvoie vrai. </text:span><text:span text:style-name="T8">Quand le personnage est ajouté correctement, la map lui attribue un identifiant unique.</text:span></text:p>
        </text:list-item>
      </text:list>
      <text:p text:style-name="P53"/>
      <text:list xml:id="list3595737950" text:style-name="L26">
        <text:list-item>
          <text:p text:style-name="P34"><text:span text:style-name="T15">Public int </text:span><text:span text:style-name="T19">getMapWidth</text:span><text:span text:style-name="T15">() </text:span><text:span text:style-name="T7">: renvoie le nombre de colonne disponibles sur une colonne donnée, ce nombre est supposée commune entre toutes les lignes. Si la le nombre de ligne est égal à 0, la méthode renvoie 0.</text:span></text:p>
        </text:list-item>
      </text:list>
      <text:p text:style-name="P53"/>
      <text:list xml:id="list2988500314" text:style-name="L25">
        <text:list-item>
          <text:p text:style-name="P33"><text:span text:style-name="T15">Public int </text:span><text:span text:style-name="T19">getMapHeight</text:span><text:span text:style-name="T15">() </text:span><text:span text:style-name="T7">: renvoie le nombre de lignes disponibles sur la map, chaque ligne de colonne contient plusieurs colonnes.</text:span></text:p>
        </text:list-item>
      </text:list>
      <text:p text:style-name="P53"/>
      <text:list xml:id="list1921936576" text:style-name="L24">
        <text:list-item>
          <text:p text:style-name="P32"><text:span text:style-name="T15">Public Background </text:span><text:span text:style-name="T19">getBackground</text:span><text:span text:style-name="T15">(int row,int column) </text:span><text:span text:style-name="T7">: renvoie le type de colonne qui est situé en row ligne et column colonne.</text:span></text:p>
        </text:list-item>
      </text:list>
      <text:p text:style-name="P53"/>
      <text:list xml:id="list3404851007" text:style-name="L23">
        <text:list-item>
          <text:p text:style-name="P31"><text:span text:style-name="T15">Public char </text:span><text:span text:style-name="T19">getCellChangeCategory</text:span><text:span text:style-name="T15">(int caseIndex) </text:span><text:span text:style-name="T7">: renvoie le caractère représentant le dernier changement de la case ayant une clé caseIndex.</text:span></text:p>
        </text:list-item>
      </text:list>
      <text:p text:style-name="P53"/>
      <text:list xml:id="list494389232" text:style-name="L22">
        <text:list-item>
          <text:p text:style-name="P30"><text:span text:style-name="T15">Public IntegerProperty </text:span><text:span text:style-name="T19">changeProperty</text:span><text:span text:style-name="T15">() </text:span><text:span text:style-name="T7">: renvoie une propriété qui change si l’une des cases a changé, et contient la clé de la case changée. Le programme est singleThread donc, deux cases ne peuvent pas changer en même temps.</text:span></text:p>
        </text:list-item>
      </text:list>
      <text:p text:style-name="P53"/>
      <text:list xml:id="list371667354" text:style-name="L21">
        <text:list-item>
          <text:p text:style-name="P29"><text:span text:style-name="T15">Public void </text:span><text:span text:style-name="T19">moveCharacter</text:span><text:span text:style-name="T15">(GameCharacter currentCharacter, Move move) </text:span><text:span text:style-name="T7">: Déplace un joueur vers <text:s/>une autre case en fonction de movement passé en paramètre. Le déplacement du personnage se fait en vidant une case et en remplissant </text:span><text:span text:style-name="T8">une autre. Si la case destination ne peut pas contenir le personnage, une erreur est déclenchée toujours de type IllegalArgumentException.</text:span></text:p>
        </text:list-item>
      </text:list>
      <text:p text:style-name="P53"/>
      <text:list xml:id="list4177405019" text:style-name="L20">
        <text:list-item>
          <text:p text:style-name="P28"><text:span text:style-name="T15">Public int </text:span><text:span text:style-name="T19">getPersoIndex</text:span><text:span text:style-name="T15">(GameCharacter p)</text:span><text:span text:style-name="T8"> : renvoie l’identifiant du caractère passé en paramètre, renvoie -1 si le personnage ne figure pas parmi les personnages ajoutés à la Map.</text:span></text:p>
        </text:list-item>
      </text:list>
      <text:p text:style-name="P55"/>
      <text:list xml:id="list1980900955" text:style-name="L19">
        <text:list-item>
          <text:p text:style-name="P27"><text:span text:style-name="T15">Public int </text:span><text:span text:style-name="T19">getLastChangedCharacterId</text:span><text:span text:style-name="T15">() </text:span><text:span text:style-name="T8">: retourne l’identifiant de dernier caractère ayant été changé, cela veut simplement dire : le dernier caractère ayant effectué un mouvement réussi.</text:span></text:p>
        </text:list-item>
      </text:list>
      <text:p text:style-name="P55"/>
      <text:list xml:id="list1945273574" text:style-name="L18">
        <text:list-item>
          <text:p text:style-name="P26"><text:span text:style-name="T15">Public Integer[] </text:span><text:span text:style-name="T19">getCharacterListKeys</text:span><text:span text:style-name="T15">() </text:span><text:span text:style-name="T8">: renvoie la liste des identifiants des personnages ajoutés à la map.</text:span></text:p>
        </text:list-item>
      </text:list>
      <text:p text:style-name="P55"/>
      <text:list xml:id="list3872866015" text:style-name="L17">
        <text:list-item>
          <text:p text:style-name="P25"><text:span text:style-name="T15">Public int </text:span><text:span text:style-name="T19">convertToCellId</text:span><text:span text:style-name="T15">(int row, int column) </text:span><text:span text:style-name="T8">: retourne un entier représentant la valeur considérée unique dans la map, pour une case situé <text:s/>a une ligne et une colonne précise (ces deux là sont passées en paramètres).</text:span></text:p>
        </text:list-item>
      </text:list>
      <text:p text:style-name="P55"/>
      <text:list xml:id="list1263242180" text:style-name="L16">
        <text:list-item>
          <text:p text:style-name="P24"><text:span text:style-name="T15">Public int[] </text:span><text:span text:style-name="T19">convertFromCellId</text:span><text:span text:style-name="T15">(int caseId)</text:span><text:span text:style-name="T8"> : renvoie le numéro de la colonne et de la ligne correspondant à l’identifiant passé en paramètre.</text:span></text:p>
        </text:list-item>
      </text:list>
      <text:p text:style-name="P55"><text:soft-page-break/></text:p>
      <text:list xml:id="list1110059526" text:style-name="L15">
        <text:list-item>
          <text:p text:style-name="P23"><text:span text:style-name="T15">Public GameCharacter </text:span><text:span text:style-name="T19">getCharacterByKey</text:span><text:span text:style-name="T15">(Integer key) </text:span><text:span text:style-name="T8">: retourne le personnage ayant la clé passée en paramètre.</text:span></text:p>
        </text:list-item>
      </text:list>
      <text:p text:style-name="P55"/>
      <text:p text:style-name="P55"/>
      <text:list xml:id="list1740377901" text:style-name="L28">
        <text:list-item>
          <text:p text:style-name="P6">Énumération Move : </text:p>
        </text:list-item>
      </text:list>
      <text:p text:style-name="P56"/>
      <text:list xml:id="list989126176" text:style-name="L29">
        <text:list-item>
          <text:p text:style-name="P36"><text:span text:style-name="T15">public int </text:span><text:span text:style-name="T19">getVerticalIncrement</text:span><text:span text:style-name="T15">()</text:span><text:span text:style-name="T9"> : renvoie le nombre de pas vers le bas, si la valeur renvoiée est négative, cela signifie un movement vers le haut d’un nombre de pas égal à la valeur absolue de la valeur renvoyée.</text:span></text:p>
        </text:list-item>
      </text:list>
      <text:p text:style-name="P56"/>
      <text:list xml:id="list2282993668" text:style-name="L30">
        <text:list-item>
          <text:p text:style-name="P37"><text:span text:style-name="T15">public int </text:span><text:span text:style-name="T19">getHorizontalIncrement</text:span><text:span text:style-name="T15">()</text:span><text:span text:style-name="T9"> : renvoie le nombre de pas vers la droite, si la valeur renvoiée est négative, cela signifie un movement vers la gauche d’un nombre de pas égal à la valeur absolue de la valeur renvoyée.</text:span></text:p>
        </text:list-item>
      </text:list>
      <text:p text:style-name="P38"><text:span text:style-name="T9"/></text:p>
      <text:list xml:id="list3536082274" text:style-name="L31">
        <text:list-item>
          <text:p text:style-name="P7">Classe GameCharacter : Abstraite</text:p>
        </text:list-item>
      </text:list>
      <text:p text:style-name="P57"><text:span text:style-name="T4"/></text:p>
      <text:list xml:id="list834212573" text:style-name="L34">
        <text:list-item>
          <text:p text:style-name="P40"><text:span text:style-name="T15">public </text:span><text:span text:style-name="T19">GameCharacter</text:span><text:span text:style-name="T15">(String name,String startImage,Map map,int startRow,int startColumn) </text:span><text:span text:style-name="T9">: Crée un objet GameCharacter en indiquant le nom du personnage, le positionnant sur la map à la position (startRow et startColumn), et initialise son image de départ . Si la création d’un élément a échouée, renvoie une exception de type IllegalArgumentException;</text:span></text:p>
        </text:list-item>
      </text:list>
      <text:p text:style-name="P57"><text:span text:style-name="T4"/></text:p>
      <text:list xml:id="list3960753978" text:style-name="L33">
        <text:list-item>
          <text:p text:style-name="P39"><text:span text:style-name="T15">public StringProperty </text:span><text:span text:style-name="T19">representationImageProperty</text:span><text:span text:style-name="T15">() </text:span><text:span text:style-name="T9">: renvoie la chaîne de caractère qui représente le nom de l’image au mouvement du personnage.</text:span></text:p>
        </text:list-item>
      </text:list>
      <text:p text:style-name="P57"><text:span text:style-name="T4"/></text:p>
      <text:list xml:id="list763560221" text:style-name="L32">
        <text:list-item>
          <text:p text:style-name="P58"><text:span text:style-name="T15">Public void </text:span><text:span text:style-name="T19">toTop</text:span><text:span text:style-name="T15">() :</text:span><text:span text:style-name="T4"> avance le personnage d’un pas vers le haut, en cas d’échec, cette méthode ne déclenche pas d’érreur.</text:span></text:p>
        </text:list-item>
        <text:list-item>
          <text:p text:style-name="P58"><text:span text:style-name="T15">Public void </text:span><text:span text:style-name="T19">toLeft</text:span><text:span text:style-name="T15">() :</text:span><text:span text:style-name="T4"> avance le personnage d’un pas vers l</text:span><text:span text:style-name="T10">a gauche</text:span><text:span text:style-name="T4">, en cas d’échec, cette méthode ne déclenche pas d’érreur.</text:span></text:p>
        </text:list-item>
        <text:list-item>
          <text:p text:style-name="P58"><text:span text:style-name="T15">Public void </text:span><text:span text:style-name="T19">toRight</text:span><text:span text:style-name="T15">() :</text:span><text:span text:style-name="T4"> avance le personnage d’un pas vers l</text:span><text:span text:style-name="T10">a droite</text:span><text:span text:style-name="T4">, en cas d’échec, cette méthode ne déclenche pas d’érreur.</text:span></text:p>
        </text:list-item>
        <text:list-item>
          <text:p text:style-name="P58"><text:span text:style-name="T15">Public void </text:span><text:span text:style-name="T19">toBottom</text:span><text:span text:style-name="T15">()</text:span><text:span text:style-name="T4"> : avance le personnage d’un pas vers le </text:span><text:span text:style-name="T10">bas</text:span><text:span text:style-name="T4">, en cas d’échec, cette méthode ne déclenche pas d’érreur.</text:span></text:p>
        </text:list-item>
      </text:list>
      <text:p text:style-name="P57"><text:span text:style-name="T10"/></text:p>
      <text:list xml:id="list3244445329" text:style-name="L35">
        <text:list-item>
          <text:p text:style-name="P41"><text:span text:style-name="T15">public int </text:span><text:span text:style-name="T19">getWalkTime</text:span><text:span text:style-name="T15">() </text:span><text:span text:style-name="T10">: renvoie le nombre de milliSecond pendant lesquels le personnage ne pourra pas effectué une action.</text:span></text:p>
        </text:list-item>
      </text:list>
      <text:p text:style-name="P59"><text:span text:style-name="T4"/></text:p>
      <text:p text:style-name="P61"><text:span text:style-name="T29">Remarque</text:span><text:span text:style-name="T4"> : Quand un personnage effectue une action, mouvement ou attaque. Cela active un temps d’attente auquel aucune autre action ne peut s’effectuée. Ce temps d’attente est relative à l’agilité de personnage</text:span></text:p>
      <text:p text:style-name="P60"><text:span text:style-name="T4"/></text:p>
      <text:p text:style-name="P60"><text:span text:style-name="T4"/></text:p>
      <text:p text:style-name="P60"><text:span text:style-name="T4"/></text:p>
      <text:p text:style-name="P60"><text:span text:style-name="T4"/></text:p>
      <text:list xml:id="list3899099779" text:style-name="L36">
        <text:list-item>
          <text:p text:style-name="P8"><text:soft-page-break/>Classe Hero extends GameCharacter :</text:p>
        </text:list-item>
      </text:list>
      <text:list xml:id="list2509147940" text:style-name="L37">
        <text:list-item>
          <text:p text:style-name="P42"><text:span text:style-name="T17">public </text:span><text:span text:style-name="T22">Hero</text:span><text:span text:style-name="T17"> (Map map,int startRow,int startColumn)</text:span><text:span text:style-name="T11"> : Initialise un caractère et le place dans la map.</text:span></text:p>
        </text:list-item>
      </text:list>
      <text:p text:style-name="P12"/>
      <text:list xml:id="list423921286" text:style-name="L38">
        <text:list-item>
          <text:p text:style-name="P63"><text:span text:style-name="T15">Public String </text:span><text:span text:style-name="T19">getTopImage</text:span><text:span text:style-name="T15">() </text:span><text:span text:style-name="T4">: renvoie l’image correspondante au mouvement vers le haut.</text:span></text:p>
        </text:list-item>
        <text:list-item>
          <text:p text:style-name="P63"><text:span text:style-name="T15">Public String </text:span><text:span text:style-name="T21">getBottomImage</text:span><text:span text:style-name="T15">() </text:span><text:span text:style-name="T4">: renvoie l’image correspondante au mouvement vers le bas.</text:span></text:p>
        </text:list-item>
        <text:list-item>
          <text:p text:style-name="P63"><text:span text:style-name="T15">Public String </text:span><text:span text:style-name="T21">getLeftImage</text:span><text:span text:style-name="T15">() </text:span><text:span text:style-name="T4">: renvoie l’image correspondante au mouvement à gauche.</text:span></text:p>
        </text:list-item>
        <text:list-item>
          <text:p text:style-name="P63"><text:span text:style-name="T15">Public String </text:span><text:span text:style-name="T21">getRightImage</text:span><text:span text:style-name="T15">() </text:span><text:span text:style-name="T4">: renvoie l’image correspondante au mouvement à droite.</text:span></text:p>
        </text:list-item>
      </text:list>
      <text:p text:style-name="P62"><text:span text:style-name="T4"/></text:p>
      <text:list xml:id="list2525789580" text:style-name="L39">
        <text:list-item>
          <text:p text:style-name="P43"><text:span text:style-name="T28">Classe Game : Classe responsible de la communication entre le controlleur et le modèle.</text:span></text:p>
        </text:list-item>
      </text:list>
      <text:p text:style-name="P64"><text:span text:style-name="T4"/></text:p>
      <text:list xml:id="list2458477608" text:style-name="L40">
        <text:list-item>
          <text:p text:style-name="P44"><text:span text:style-name="T17">Public Game(String mapName) </text:span><text:span text:style-name="T12">: Démarre le jeu avec un fichier contenant le map et dont le nom est passé en paramètre0</text:span></text:p>
        </text:list-item>
      </text:list>
      <text:p text:style-name="P64"><text:span text:style-name="T4"/></text:p>
      <text:list xml:id="list29874995" text:style-name="L41">
        <text:list-item>
          <text:p text:style-name="P45"><text:span text:style-name="T17">public startGame() </text:span><text:span text:style-name="T12">: Débute la partie en ajoutant le personnage principal à la map, ce personnage est toujours le premier a être ajoutée.</text:span></text:p>
        </text:list-item>
      </text:list>
      <text:p text:style-name="P64"><text:span text:style-name="T4"/></text:p>
      <text:list xml:id="list4063378733" text:style-name="L42">
        <text:list-item>
          <text:p text:style-name="P65"><text:span text:style-name="T15">Public IntegerProperty changeProperty() </text:span><text:span text:style-name="T4">: renvoie un IntegerProperty relative au changement de la map (regardez la méthode changeProperty() de map).</text:span></text:p>
        </text:list-item>
        <text:list-item>
          <text:p text:style-name="P65"><text:span text:style-name="T15">Public char getLastChangeCategory() </text:span><text:span text:style-name="T4">: renvoie le dernier caractère représentant le dernier changement dans une des cases de la map.</text:span></text:p>
        </text:list-item>
        <text:list-item>
          <text:p text:style-name="P65"><text:span text:style-name="T15">Public Integer getLastChangedId() </text:span><text:span text:style-name="T4">: renvoie l’identifiant de dernier personnage qui a effectué une action dans la map.</text:span></text:p>
        </text:list-item>
      </text:list>
      <text:p text:style-name="P64"><text:span text:style-name="T15"/></text:p>
      <text:list xml:id="list1202599087" text:style-name="L43">
        <text:list-item>
          <text:p text:style-name="P46"><text:span text:style-name="T17">Public StringProperty characterImageNameProperty(Integer key) </text:span><text:span text:style-name="T12">: renvoie le StringProperty lié au personnage ayant l’identifiant passé en paramètre.</text:span></text:p>
        </text:list-item>
      </text:list>
      <text:p text:style-name="P64"><text:span text:style-name="T15"/></text:p>
      <text:list xml:id="list3196521395" text:style-name="L44">
        <text:list-item>
          <text:p text:style-name="P66"><text:span text:style-name="T15">Public int getMapWidth()</text:span><text:span text:style-name="T4"> : renvoie le nombre de cases contenue dans une ligne de map.</text:span></text:p>
        </text:list-item>
        <text:list-item>
          <text:p text:style-name="P66"><text:span text:style-name="T15">Public int getMapHeight():</text:span><text:span text:style-name="T4"> renvoie le nombre de lignes de cases contenus dans la map.</text:span></text:p>
        </text:list-item>
      </text:list>
      <text:p text:style-name="P64"><text:span text:style-name="T4"/></text:p>
      <text:list xml:id="list693606072" text:style-name="L45">
        <text:list-item>
          <text:p text:style-name="P47"><text:span text:style-name="T17">Public Background getBackground(int row,int column)</text:span><text:span text:style-name="T12"> : renvoie le type de la case référencée par la ligne et la colonne envoiée en paramètres</text:span></text:p>
        </text:list-item>
      </text:list>
      <text:p text:style-name="P64"><text:span text:style-name="T4"/></text:p>
      <text:list xml:id="list3593518592" text:style-name="L46">
        <text:list-item>
          <text:p text:style-name="P67"><text:span text:style-name="T15">public int[] convertFromCellId(int caseId) </text:span><text:span text:style-name="T4">: convertit une case de sont identifiant unique a sa définition originale (n° de ligne et de colonne où se trouve la case).</text:span></text:p>
        </text:list-item>
        <text:list-item>
          <text:p text:style-name="P67"><text:span text:style-name="T15">Public int convertToCellId(int row,int column)</text:span><text:span text:style-name="T4"> : retourne l’identifiant unique de la case située en row ligne et column colonne.</text:span></text:p>
        </text:list-item>
      </text:list>
      <text:p text:style-name="P64"><text:span text:style-name="T4"/></text:p>
      <text:list xml:id="list2147774917" text:style-name="L48">
        <text:list-item>
          <text:p text:style-name="P48"><text:soft-page-break/><text:span text:style-name="T17">Public boolean isFromVoidCell(int … values)</text:span><text:span text:style-name="T12"> : prend un ensemble d’indice et renvoie oui si au moins l’un de ces indices correspond à l’indice de la case void (Integer.MAX_VALUE). Renvoie faux sinon.</text:span></text:p>
        </text:list-item>
      </text:list>
      <text:p text:style-name="P64"><text:span text:style-name="T4"/></text:p>
      <text:list xml:id="list2388360092" text:style-name="L47">
        <text:list-item>
          <text:p text:style-name="P68"><text:span text:style-name="T15">Public void toTop(Integer key)</text:span><text:span text:style-name="T4"> : demande au personnage ayant l’identifiant passé en paramètre d’éffectué un mouvement vers le haut.</text:span></text:p>
        </text:list-item>
        <text:list-item>
          <text:p text:style-name="P68"><text:span text:style-name="T15">Public void toLeft(Integer key)</text:span><text:span text:style-name="T4"> : demande au personnage ayant l’identifiant passé en paramètre d’éffectué un mouvement à gauche.</text:span></text:p>
        </text:list-item>
        <text:list-item>
          <text:p text:style-name="P68"><text:span text:style-name="T15">Public void toBottom(Integer key)</text:span><text:span text:style-name="T4"> : demande au personnage ayant l’identifiant passé en paramètre d’éffectué un mouvement vers le bas.</text:span></text:p>
        </text:list-item>
        <text:list-item>
          <text:p text:style-name="P68"><text:span text:style-name="T15">Public void toRight(Integer key) </text:span><text:span text:style-name="T4">: demande au personnage ayant l’identifiant passé en paramètre d’éffectué un mouvement à drotie.</text:span></text:p>
        </text:list-item>
      </text:list>
      <text:p text:style-name="P64"><text:span text:style-name="T4"/></text:p>
      <text:list xml:id="list1975106054" text:style-name="L49">
        <text:list-item>
          <text:p text:style-name="P49"><text:span text:style-name="T17">Public int getWalkTime(Integer key) </text:span><text:span text:style-name="T12">: renvoie le temps d’attente relatif au personnage qui possède la clé passée en paramètr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fo:font-size="20pt" style:font-name-asian="OpenSymbol" style:font-family-asian="OpenSymbol" style:font-charset-asian="x-symbol" style:font-size-asian="17.5pt" style:font-name-complex="OpenSymbol" style:font-family-complex="OpenSymbol" style:font-charset-complex="x-symbol" style:font-size-complex="2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6T19:53:25.645067915</meta:creation-date>
    <dc:date>2018-05-16T22:13:33.797402163</dc:date>
    <meta:editing-duration>PT6M19S</meta:editing-duration>
    <meta:editing-cycles>4</meta:editing-cycles>
    <meta:generator>LibreOffice/5.4.6.2$Linux_X86_64 LibreOffice_project/40m0$Build-2</meta:generator>
    <meta:document-statistic meta:table-count="0" meta:image-count="0" meta:object-count="0" meta:page-count="5" meta:paragraph-count="69" meta:word-count="1433" meta:character-count="9019" meta:non-whitespace-character-count="7714"/>
  </office:meta>
</office:document-meta>
</file>